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All.E4:.E7]*[All.F4:.F7])" office:value-type="float" office:value="7.42" calcext:value-type="float">
            <text:p>7.4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IDC MC Connector</text:p>
          </table:table-cell>
          <table:table-cell office:value-type="string" calcext:value-type="string">
            <text:p>Assmann WSW Comp</text:p>
          </table:table-cell>
          <table:table-cell office:value-type="string" calcext:value-type="string">
            <text:p>AWLP-34/3.2G</text:p>
          </table:table-cell>
          <table:table-cell office:value-type="string" calcext:value-type="string">
            <text:p>Digikey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a xlink:href="http://www.digikey.com/product-detail/en/assmann-wsw-components/AWLP-34%2F3.2-G/HDM34H-ND/924876" xlink:type="simple">http://www.digikey.com/product-detail/en/assmann-wsw-components/AWLP-34%2F3.2-G/HDM34H-ND/924876</text:a></text:p>
          </table:table-cell>
          <table:table-cell/>
        </table:table-row>
        <table:table-row table:style-name="ro2">
          <table:table-cell office:value-type="string" calcext:value-type="string">
            <text:p>3/4” heat shrink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F221B3/4 BK207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<text:a xlink:href="http://www.digikey.com/product-detail/en/alpha-wire/F221B3%2F4%20BK207/A034B-4-ND/281681" xlink:type="simple">http://www.digikey.com/product-detail/en/alpha-wire/F221B3%2F4 BK207/A034B-4-ND/281681</text:a></text:p>
          </table:table-cell>
          <table:table-cell/>
        </table:table-row>
        <table:table-row table:style-name="ro3" table:number-rows-repeated="5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66cc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6.69pt" fo:margin-right="56.6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8:28:57.5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50:20.160000000</meta:creation-date>
    <dc:date>2016-04-20T18:33:46.216000000</dc:date>
    <meta:editing-duration>P1DT6H57M17S</meta:editing-duration>
    <meta:editing-cycles>175</meta:editing-cycles>
    <meta:generator>LibreOffice/5.0.4.2$Windows_X86_64 LibreOffice_project/2b9802c1994aa0b7dc6079e128979269cf95bc78</meta:generator>
    <meta:document-statistic meta:table-count="1" meta:cell-count="24" meta:object-count="0"/>
  </office:meta>
</office:document-meta>
</file>